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335cm"/>
      <style:text-properties fo:color="#f8f8f2" loext:opacity="100%" style:font-name="Consolas" fo:font-size="7pt" fo:font-weight="normal" fo:background-color="#272822"/>
    </style:style>
    <style:style style:name="P2" style:family="paragraph" style:parent-style-name="Standard">
      <style:paragraph-properties style:line-height-at-least="0.335cm"/>
      <style:text-properties fo:color="#f8f8f2" loext:opacity="100%" fo:background-color="#272822"/>
    </style:style>
    <style:style style:name="P3" style:family="paragraph" style:parent-style-name="Standard">
      <style:paragraph-properties style:line-height-at-least="0.335cm"/>
      <style:text-properties fo:color="#88846f" loext:opacity="100%" style:font-name="Consolas" fo:font-size="7pt" fo:font-weight="normal" fo:background-color="#272822"/>
    </style:style>
    <style:style style:name="P4" style:family="paragraph" style:parent-style-name="Standard">
      <style:paragraph-properties style:line-height-at-least="0.335cm"/>
    </style:style>
    <style:style style:name="T1" style:family="text">
      <style:text-properties fo:color="#66d9ef" loext:opacity="100%" fo:font-style="italic"/>
    </style:style>
    <style:style style:name="T2" style:family="text">
      <style:text-properties fo:color="#66d9ef" loext:opacity="100%" style:font-name="Consolas" fo:font-size="7pt" fo:font-style="italic" fo:font-weight="normal"/>
    </style:style>
    <style:style style:name="T3" style:family="text">
      <style:text-properties fo:color="#66d9ef" loext:opacity="100%" style:font-name="Consolas" fo:font-size="7pt" fo:font-weight="normal"/>
    </style:style>
    <style:style style:name="T4" style:family="text">
      <style:text-properties fo:color="#f92672" loext:opacity="100%"/>
    </style:style>
    <style:style style:name="T5" style:family="text">
      <style:text-properties fo:color="#f92672" loext:opacity="100%" style:font-name="Consolas" fo:font-size="7pt" fo:font-weight="normal"/>
    </style:style>
    <style:style style:name="T6" style:family="text">
      <style:text-properties style:font-name="Consolas" fo:font-size="7pt" fo:font-weight="normal"/>
    </style:style>
    <style:style style:name="T7" style:family="text">
      <style:text-properties fo:color="#ae81ff" loext:opacity="100%"/>
    </style:style>
    <style:style style:name="T8" style:family="text">
      <style:text-properties fo:color="#ae81ff" loext:opacity="100%" style:font-name="Consolas" fo:font-size="7pt" fo:font-weight="normal"/>
    </style:style>
    <style:style style:name="T9" style:family="text">
      <style:text-properties fo:color="#a6e22e" loext:opacity="100%"/>
    </style:style>
    <style:style style:name="T10" style:family="text">
      <style:text-properties fo:color="#a6e22e" loext:opacity="100%" style:font-name="Consolas" fo:font-size="7pt" fo:font-weight="normal"/>
    </style:style>
    <style:style style:name="T11" style:family="text">
      <style:text-properties fo:color="#e6db74" loext:opacity="100%"/>
    </style:style>
    <style:style style:name="T12" style:family="text">
      <style:text-properties fo:color="#e6db74" loext:opacity="100%" style:font-name="Consolas" fo:font-size="7pt" fo:font-weight="normal"/>
    </style:style>
    <style:style style:name="T13" style:family="text">
      <style:text-properties fo:color="#fd971f" loext:opacity="100%" style:font-name="Consolas" fo:font-size="7pt" fo:font-style="italic" fo:font-weight="normal"/>
    </style:style>
    <style:style style:name="T14" style:family="text">
      <style:text-properties fo:color="#fd971f" loext:opacity="100%" fo:font-style="italic"/>
    </style:style>
    <style:style style:name="T15" style:family="text">
      <style:text-properties fo:color="#88846f" loext:opacity="100%" style:font-name="Consolas" fo:font-size="7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// Définition des formes des Tetriminos</text:p>
      <text:p text:style-name="P1"><text:span text:style-name="T1">const</text:span> tetriminos <text:span text:style-name="T4">=</text:span> {</text:p>
      <text:p text:style-name="P2">  <text:span text:style-name="T6">I: [</text:span></text:p>
      <text:p text:style-name="P2">    <text:span text:style-name="T6">[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1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  <text:span text:style-name="T6">[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<text:span text:style-name="T6">],</text:span></text:p>
      <text:p text:style-name="P2">  <text:span text:style-name="T6">O: [</text:span></text:p>
      <text:p text:style-name="P2">    <text:span text:style-name="T6">[</text:span></text:p>
      <text:p text:style-name="P2">      <text:span text:style-name="T6">[</text:span><text:span text:style-name="T8">1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1</text:span><text:span text:style-name="T6">, </text:span><text:span text:style-name="T8">1</text:span><text:span text:style-name="T6">],</text:span></text:p>
      <text:p text:style-name="P2">    <text:span text:style-name="T6">],</text:span></text:p>
      <text:p text:style-name="P2">  <text:span text:style-name="T6">],</text:span></text:p>
      <text:p text:style-name="P2">  <text:span text:style-name="T6">T: [</text:span></text:p>
      <text:p text:style-name="P2">    <text:span text:style-name="T6">[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  <text:span text:style-name="T6">[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  <text:span text:style-name="T6">[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  <text:span text:style-name="T6">[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<text:span text:style-name="T6">],</text:span></text:p>
      <text:p text:style-name="P2">  <text:span text:style-name="T6">L: [</text:span></text:p>
      <text:p text:style-name="P2">    <text:span text:style-name="T6">[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  <text:span text:style-name="T6">[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<text:soft-page-break/>      <text:span text:style-name="T6">[</text:span><text:span text:style-name="T8">0</text:span><text:span text:style-name="T6">, </text:span><text:span text:style-name="T8">1</text:span><text:span text:style-name="T6">, </text:span><text:span text:style-name="T8">1</text:span><text:span text:style-name="T6">],</text:span></text:p>
      <text:p text:style-name="P2">    <text:span text:style-name="T6">],</text:span></text:p>
      <text:p text:style-name="P2">    <text:span text:style-name="T6">[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1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  <text:span text:style-name="T6">[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<text:span text:style-name="T6">],</text:span></text:p>
      <text:p text:style-name="P2">  <text:span text:style-name="T6">J: [</text:span></text:p>
      <text:p text:style-name="P2">    <text:span text:style-name="T6">[</text:span></text:p>
      <text:p text:style-name="P2">      <text:span text:style-name="T6">[</text:span><text:span text:style-name="T8">1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  <text:span text:style-name="T6">[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  <text:span text:style-name="T6">[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  <text:span text:style-name="T6">[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<text:span text:style-name="T6">],</text:span></text:p>
      <text:p text:style-name="P2">  <text:span text:style-name="T6">S: [</text:span></text:p>
      <text:p text:style-name="P2">    <text:span text:style-name="T6">[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  <text:span text:style-name="T6">[</text:span></text:p>
      <text:p text:style-name="P2">      <text:span text:style-name="T6">[</text:span><text:span text:style-name="T8">1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<text:soft-page-break/>  <text:span text:style-name="T6">],</text:span></text:p>
      <text:p text:style-name="P2">  <text:span text:style-name="T6">Z: [</text:span></text:p>
      <text:p text:style-name="P2">    <text:span text:style-name="T6">[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  <text:span text:style-name="T6">[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1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<text:span text:style-name="T6">],</text:span></text:p>
      <text:p text:style-name="P1">};</text:p>
      <text:p text:style-name="P4"/>
      <text:p text:style-name="P3">// Initialisation de la grille et de la position</text:p>
      <text:p text:style-name="P1"><text:span text:style-name="T1">const</text:span> nbLignes <text:span text:style-name="T4">=</text:span> <text:span text:style-name="T7">20</text:span>;</text:p>
      <text:p text:style-name="P1"><text:span text:style-name="T1">const</text:span> nbColonnes <text:span text:style-name="T4">=</text:span> <text:span text:style-name="T7">12</text:span>;</text:p>
      <text:p text:style-name="P1"><text:span text:style-name="T1">let</text:span> grille <text:span text:style-name="T4">=</text:span> <text:span text:style-name="T1">Array</text:span>.<text:span text:style-name="T9">from</text:span>({ length: nbLignes }, () <text:span text:style-name="T1">=&gt;</text:span></text:p>
      <text:p text:style-name="P2">  <text:span text:style-name="T2">Array</text:span><text:span text:style-name="T6">(nbColonnes).</text:span><text:span text:style-name="T10">fill</text:span><text:span text:style-name="T6">(</text:span><text:span text:style-name="T12">" "</text:span><text:span text:style-name="T6">)</text:span></text:p>
      <text:p text:style-name="P1">);</text:p>
      <text:p text:style-name="P1"><text:span text:style-name="T1">let</text:span> posX <text:span text:style-name="T4">=</text:span> <text:span text:style-name="T7">1</text:span>;</text:p>
      <text:p text:style-name="P1"><text:span text:style-name="T1">let</text:span> posY <text:span text:style-name="T4">=</text:span> nbLignes <text:span text:style-name="T4">-</text:span> <text:span text:style-name="T7">2</text:span>;</text:p>
      <text:p text:style-name="P1"><text:span text:style-name="T1">let</text:span> rotationIndex <text:span text:style-name="T4">=</text:span> <text:span text:style-name="T7">0</text:span>;</text:p>
      <text:p text:style-name="P4"/>
      <text:p text:style-name="P3">// Sélectionner un Tetrimino aléatoire</text:p>
      <text:p text:style-name="P1"><text:span text:style-name="T1">function</text:span> <text:span text:style-name="T9">choisirTetriminoAleatoire</text:span>() {</text:p>
      <text:p text:style-name="P2">  <text:span text:style-name="T2">const</text:span><text:span text:style-name="T6"> formesDisponibles </text:span><text:span text:style-name="T5">=</text:span><text:span text:style-name="T6"> </text:span><text:span text:style-name="T2">Object</text:span><text:span text:style-name="T6">.</text:span><text:span text:style-name="T10">keys</text:span><text:span text:style-name="T6">(tetriminos);</text:span></text:p>
      <text:p text:style-name="P2">  <text:span text:style-name="T2">const</text:span><text:span text:style-name="T6"> formeChoisie </text:span><text:span text:style-name="T5">=</text:span></text:p>
      <text:p text:style-name="P2">    <text:span text:style-name="T6">formesDisponibles[Math.</text:span><text:span text:style-name="T10">floor</text:span><text:span text:style-name="T6">(Math.</text:span><text:span text:style-name="T10">random</text:span><text:span text:style-name="T6">() </text:span><text:span text:style-name="T5">*</text:span><text:span text:style-name="T6"> formesDisponibles.length)];</text:span></text:p>
      <text:p text:style-name="P2">  <text:span text:style-name="T5">return</text:span><text:span text:style-name="T6"> tetriminos[formeChoisie];</text:span></text:p>
      <text:p text:style-name="P1">}</text:p>
      <text:p text:style-name="P4"/>
      <text:p text:style-name="P3">// Initialisation du Tetrimino actuel avec un Tetrimino aléatoire</text:p>
      <text:p text:style-name="P1"><text:span text:style-name="T1">let</text:span> currentTetrimino <text:span text:style-name="T4">=</text:span> <text:span text:style-name="T9">choisirTetriminoAleatoire</text:span>();</text:p>
      <text:p text:style-name="P4"/>
      <text:p text:style-name="P3">// Fonction pour afficher la grille</text:p>
      <text:p text:style-name="P1"><text:span text:style-name="T1">function</text:span> <text:span text:style-name="T9">afficherGrille</text:span>() {</text:p>
      <text:p text:style-name="P2">  <text:span text:style-name="T2">const</text:span><text:span text:style-name="T6"> gridElement </text:span><text:span text:style-name="T5">=</text:span><text:span text:style-name="T6"> document.</text:span><text:span text:style-name="T10">getElementById</text:span><text:span text:style-name="T6">(</text:span><text:span text:style-name="T12">"grid"</text:span><text:span text:style-name="T6">);</text:span></text:p>
      <text:p text:style-name="P2">  <text:span text:style-name="T6">gridElement.textContent </text:span><text:span text:style-name="T5">=</text:span><text:span text:style-name="T6"> grille.</text:span><text:span text:style-name="T10">map</text:span><text:span text:style-name="T6">((</text:span><text:span text:style-name="T13">row</text:span><text:span text:style-name="T6">) </text:span><text:span text:style-name="T2">=&gt;</text:span><text:span text:style-name="T6"> </text:span><text:span text:style-name="T13">row</text:span><text:span text:style-name="T6">.</text:span><text:span text:style-name="T10">join</text:span><text:span text:style-name="T6">(</text:span><text:span text:style-name="T12">" "</text:span><text:span text:style-name="T6">)).</text:span><text:span text:style-name="T10">join</text:span><text:span text:style-name="T6">(</text:span><text:span text:style-name="T12">"</text:span><text:span text:style-name="T8">\n</text:span><text:span text:style-name="T12">"</text:span><text:span text:style-name="T6">);</text:span></text:p>
      <text:p text:style-name="P1">}</text:p>
      <text:p text:style-name="P4"/>
      <text:p text:style-name="P3">// Fonction pour afficher le Tetrimino dans la grille</text:p>
      <text:p text:style-name="P1"><text:span text:style-name="T1">function</text:span> <text:span text:style-name="T9">afficherTetrimino</text:span>(<text:span text:style-name="T14">x</text:span>, <text:span text:style-name="T14">y</text:span>) {</text:p>
      <text:p text:style-name="P2">  <text:span text:style-name="T2">const</text:span><text:span text:style-name="T6"> forme </text:span><text:span text:style-name="T5">=</text:span><text:span text:style-name="T6"> currentTetrimino[rotationIndex];</text:span></text:p>
      <text:p text:style-name="P2">  <text:span text:style-name="T5">for</text:span><text:span text:style-name="T6"> (</text:span><text:span text:style-name="T2">let</text:span><text:span text:style-name="T6"> i </text:span><text:span text:style-name="T5">=</text:span><text:span text:style-name="T6"> </text:span><text:span text:style-name="T8">0</text:span><text:span text:style-name="T6">; i </text:span><text:span text:style-name="T5">&lt;</text:span><text:span text:style-name="T6"> forme.length; i</text:span><text:span text:style-name="T5">++</text:span><text:span text:style-name="T6">) {</text:span></text:p>
      <text:p text:style-name="P2">    <text:span text:style-name="T5">for</text:span><text:span text:style-name="T6"> (</text:span><text:span text:style-name="T2">let</text:span><text:span text:style-name="T6"> j </text:span><text:span text:style-name="T5">=</text:span><text:span text:style-name="T6"> </text:span><text:span text:style-name="T8">0</text:span><text:span text:style-name="T6">; j </text:span><text:span text:style-name="T5">&lt;</text:span><text:span text:style-name="T6"> forme[i].length; j</text:span><text:span text:style-name="T5">++</text:span><text:span text:style-name="T6">) {</text:span></text:p>
      <text:p text:style-name="P2">      <text:span text:style-name="T5">if</text:span><text:span text:style-name="T6"> (forme[i][j] </text:span><text:span text:style-name="T5">===</text:span><text:span text:style-name="T6"> </text:span><text:span text:style-name="T8">1</text:span><text:span text:style-name="T6">) {</text:span></text:p>
      <text:p text:style-name="P2">        <text:span text:style-name="T6">grille[</text:span><text:span text:style-name="T13">y</text:span><text:span text:style-name="T6"> </text:span><text:span text:style-name="T5">+</text:span><text:span text:style-name="T6"> i][</text:span><text:span text:style-name="T13">x</text:span><text:span text:style-name="T6"> </text:span><text:span text:style-name="T5">+</text:span><text:span text:style-name="T6"> j] </text:span><text:span text:style-name="T5">=</text:span><text:span text:style-name="T6"> </text:span><text:span text:style-name="T12">"X"</text:span><text:span text:style-name="T6">;</text:span></text:p>
      <text:p text:style-name="P2">      <text:span text:style-name="T6">}</text:span></text:p>
      <text:p text:style-name="P2">    <text:span text:style-name="T6">}</text:span></text:p>
      <text:p text:style-name="P2">  <text:span text:style-name="T6">}</text:span></text:p>
      <text:p text:style-name="P2">  <text:span text:style-name="T10">afficherGrille</text:span><text:span text:style-name="T6">();</text:span></text:p>
      <text:p text:style-name="P1">}</text:p>
      <text:p text:style-name="P4"/>
      <text:p text:style-name="P3">// Fonction pour tourner le Tetrimino</text:p>
      <text:p text:style-name="P1"><text:span text:style-name="T1">function</text:span> <text:span text:style-name="T9">tournerTetrimino</text:span>() {</text:p>
      <text:p text:style-name="P2"><text:soft-page-break/>  <text:span text:style-name="T6">rotationIndex </text:span><text:span text:style-name="T5">=</text:span><text:span text:style-name="T6"> (rotationIndex </text:span><text:span text:style-name="T5">+</text:span><text:span text:style-name="T6"> </text:span><text:span text:style-name="T8">1</text:span><text:span text:style-name="T6">) </text:span><text:span text:style-name="T5">%</text:span><text:span text:style-name="T6"> currentTetrimino.length;</text:span></text:p>
      <text:p text:style-name="P2">  <text:span text:style-name="T10">afficherGrille</text:span><text:span text:style-name="T6">();</text:span></text:p>
      <text:p text:style-name="P1">}</text:p>
      <text:p text:style-name="P4"/>
      <text:p text:style-name="P3">// Fonction de réinitialisation pour supprimer l’ancien Tetrimino</text:p>
      <text:p text:style-name="P1"><text:span text:style-name="T1">function</text:span> <text:span text:style-name="T9">effacerTetrimino</text:span>(<text:span text:style-name="T14">x</text:span>, <text:span text:style-name="T14">y</text:span>) {</text:p>
      <text:p text:style-name="P2">  <text:span text:style-name="T2">const</text:span><text:span text:style-name="T6"> forme </text:span><text:span text:style-name="T5">=</text:span><text:span text:style-name="T6"> currentTetrimino[rotationIndex];</text:span></text:p>
      <text:p text:style-name="P2">  <text:span text:style-name="T5">for</text:span><text:span text:style-name="T6"> (</text:span><text:span text:style-name="T2">let</text:span><text:span text:style-name="T6"> i </text:span><text:span text:style-name="T5">=</text:span><text:span text:style-name="T6"> </text:span><text:span text:style-name="T8">0</text:span><text:span text:style-name="T6">; i </text:span><text:span text:style-name="T5">&lt;</text:span><text:span text:style-name="T6"> forme.length; i</text:span><text:span text:style-name="T5">++</text:span><text:span text:style-name="T6">) {</text:span></text:p>
      <text:p text:style-name="P2">    <text:span text:style-name="T5">for</text:span><text:span text:style-name="T6"> (</text:span><text:span text:style-name="T2">let</text:span><text:span text:style-name="T6"> j </text:span><text:span text:style-name="T5">=</text:span><text:span text:style-name="T6"> </text:span><text:span text:style-name="T8">0</text:span><text:span text:style-name="T6">; j </text:span><text:span text:style-name="T5">&lt;</text:span><text:span text:style-name="T6"> forme[i].length; j</text:span><text:span text:style-name="T5">++</text:span><text:span text:style-name="T6">) {</text:span></text:p>
      <text:p text:style-name="P2">      <text:span text:style-name="T5">if</text:span><text:span text:style-name="T6"> (forme[i][j] </text:span><text:span text:style-name="T5">===</text:span><text:span text:style-name="T6"> </text:span><text:span text:style-name="T8">1</text:span><text:span text:style-name="T6">) {</text:span></text:p>
      <text:p text:style-name="P2">        <text:span text:style-name="T6">grille[</text:span><text:span text:style-name="T13">y</text:span><text:span text:style-name="T6"> </text:span><text:span text:style-name="T5">+</text:span><text:span text:style-name="T6"> i][</text:span><text:span text:style-name="T13">x</text:span><text:span text:style-name="T6"> </text:span><text:span text:style-name="T5">+</text:span><text:span text:style-name="T6"> j] </text:span><text:span text:style-name="T5">=</text:span><text:span text:style-name="T6"> </text:span><text:span text:style-name="T12">" "</text:span><text:span text:style-name="T6">;</text:span></text:p>
      <text:p text:style-name="P2">      <text:span text:style-name="T6">}</text:span></text:p>
      <text:p text:style-name="P2">    <text:span text:style-name="T6">}</text:span></text:p>
      <text:p text:style-name="P2">  <text:span text:style-name="T6">}</text:span></text:p>
      <text:p text:style-name="P1">}</text:p>
      <text:p text:style-name="P4"/>
      <text:p text:style-name="P3">// Gestion des touches pour déplacer et tourner</text:p>
      <text:p text:style-name="P1">document.<text:span text:style-name="T9">addEventListener</text:span>(<text:span text:style-name="T11">"keydown"</text:span>, <text:span text:style-name="T1">function</text:span> (<text:span text:style-name="T14">event</text:span>) {</text:p>
      <text:p text:style-name="P2">  <text:span text:style-name="T10">effacerTetrimino</text:span><text:span text:style-name="T6">(posX, posY); </text:span><text:span text:style-name="T15">// Efface l'ancien Tetrimino de la grille</text:span></text:p>
      <text:p text:style-name="P4"/>
      <text:p text:style-name="P2">  <text:span text:style-name="T5">if</text:span><text:span text:style-name="T6"> (</text:span><text:span text:style-name="T13">event</text:span><text:span text:style-name="T6">.</text:span><text:span text:style-name="T3">key</text:span><text:span text:style-name="T6"> </text:span><text:span text:style-name="T5">===</text:span><text:span text:style-name="T6"> </text:span><text:span text:style-name="T12">"ArrowDown"</text:span><text:span text:style-name="T6">) {</text:span></text:p>
      <text:p text:style-name="P2">    <text:span text:style-name="T15">// Touche pour tourner</text:span></text:p>
      <text:p text:style-name="P2">    <text:span text:style-name="T10">tournerTetrimino</text:span><text:span text:style-name="T6">();</text:span></text:p>
      <text:p text:style-name="P2">  <text:span text:style-name="T6">} </text:span><text:span text:style-name="T5">else</text:span><text:span text:style-name="T6"> </text:span><text:span text:style-name="T5">if</text:span><text:span text:style-name="T6"> (</text:span><text:span text:style-name="T13">event</text:span><text:span text:style-name="T6">.</text:span><text:span text:style-name="T3">key</text:span><text:span text:style-name="T6"> </text:span><text:span text:style-name="T5">===</text:span><text:span text:style-name="T6"> </text:span><text:span text:style-name="T12">"ArrowLeft"</text:span><text:span text:style-name="T6"> </text:span><text:span text:style-name="T5">&amp;&amp;</text:span><text:span text:style-name="T6"> posX </text:span><text:span text:style-name="T5">&gt;</text:span><text:span text:style-name="T6"> </text:span><text:span text:style-name="T8">0</text:span><text:span text:style-name="T6">) {</text:span></text:p>
      <text:p text:style-name="P2">    <text:span text:style-name="T15">// Déplacement à gauche</text:span></text:p>
      <text:p text:style-name="P2">    <text:span text:style-name="T6">posX</text:span><text:span text:style-name="T5">--</text:span><text:span text:style-name="T6">;</text:span></text:p>
      <text:p text:style-name="P2">  <text:span text:style-name="T6">} </text:span><text:span text:style-name="T5">else</text:span><text:span text:style-name="T6"> </text:span><text:span text:style-name="T5">if</text:span><text:span text:style-name="T6"> (event.key </text:span><text:span text:style-name="T5">===</text:span><text:span text:style-name="T6"> </text:span><text:span text:style-name="T12">"ArrowRight"</text:span><text:span text:style-name="T6"> </text:span><text:span text:style-name="T5">&amp;&amp;</text:span><text:span text:style-name="T6"> posX </text:span><text:span text:style-name="T5">&lt;</text:span><text:span text:style-name="T6"> nbColonnes </text:span><text:span text:style-name="T5">-</text:span><text:span text:style-name="T6"> </text:span><text:span text:style-name="T8">4</text:span><text:span text:style-name="T6">) {</text:span></text:p>
      <text:p text:style-name="P2">    <text:span text:style-name="T15">// Déplacement à droite</text:span></text:p>
      <text:p text:style-name="P2">    <text:span text:style-name="T6">posX</text:span><text:span text:style-name="T5">++</text:span><text:span text:style-name="T6">;</text:span></text:p>
      <text:p text:style-name="P2">  <text:span text:style-name="T6">} </text:span><text:span text:style-name="T5">else</text:span><text:span text:style-name="T6"> </text:span><text:span text:style-name="T5">if</text:span><text:span text:style-name="T6"> (event.key </text:span><text:span text:style-name="T5">===</text:span><text:span text:style-name="T6"> </text:span><text:span text:style-name="T12">"ArrowUp"</text:span><text:span text:style-name="T6"> </text:span><text:span text:style-name="T5">&amp;&amp;</text:span><text:span text:style-name="T6"> posY </text:span><text:span text:style-name="T5">&lt;</text:span><text:span text:style-name="T6"> nbLignes </text:span><text:span text:style-name="T5">-</text:span><text:span text:style-name="T6"> </text:span><text:span text:style-name="T8">3</text:span><text:span text:style-name="T6">) {</text:span></text:p>
      <text:p text:style-name="P2">    <text:span text:style-name="T15">// Descente</text:span></text:p>
      <text:p text:style-name="P2">    <text:span text:style-name="T6">posY</text:span><text:span text:style-name="T5">--</text:span><text:span text:style-name="T6">;</text:span></text:p>
      <text:p text:style-name="P2">  <text:span text:style-name="T6">}</text:span></text:p>
      <text:p text:style-name="P4"/>
      <text:p text:style-name="P2">  <text:span text:style-name="T10">afficherTetrimino</text:span><text:span text:style-name="T6">(posX, posY); </text:span><text:span text:style-name="T15">// Affiche le Tetrimino à sa nouvelle position</text:span></text:p>
      <text:p text:style-name="P1">});</text:p>
      <text:p text:style-name="P4"/>
      <text:p text:style-name="P3">// Fonction de jeu</text:p>
      <text:p text:style-name="P1"><text:span text:style-name="T1">function</text:span> <text:span text:style-name="T9">gameLoop</text:span>() {</text:p>
      <text:p text:style-name="P2">  <text:span text:style-name="T10">effacerTetrimino</text:span><text:span text:style-name="T6">(posX, posY);</text:span></text:p>
      <text:p text:style-name="P2">  <text:span text:style-name="T6">posY</text:span><text:span text:style-name="T5">--</text:span><text:span text:style-name="T6">; </text:span><text:span text:style-name="T15">// Déplacement automatique vers le haut</text:span></text:p>
      <text:p text:style-name="P2">  <text:span text:style-name="T5">if</text:span><text:span text:style-name="T6"> (posY </text:span><text:span text:style-name="T5">&lt;=</text:span><text:span text:style-name="T6"> </text:span><text:span text:style-name="T8">0</text:span><text:span text:style-name="T6">) {</text:span></text:p>
      <text:p text:style-name="P2">    <text:span text:style-name="T15">// Réinitialisation si le bloc atteint le haut</text:span></text:p>
      <text:p text:style-name="P2">    <text:span text:style-name="T6">posY </text:span><text:span text:style-name="T5">=</text:span><text:span text:style-name="T6"> nbLignes </text:span><text:span text:style-name="T5">-</text:span><text:span text:style-name="T6"> </text:span><text:span text:style-name="T8">2</text:span><text:span text:style-name="T6">;</text:span></text:p>
      <text:p text:style-name="P2">    <text:span text:style-name="T6">currentTetrimino </text:span><text:span text:style-name="T5">=</text:span><text:span text:style-name="T6"> </text:span><text:span text:style-name="T10">choisirTetriminoAleatoire</text:span><text:span text:style-name="T6">(); </text:span><text:span text:style-name="T15">// Nouveau Tetrimino aléatoire</text:span></text:p>
      <text:p text:style-name="P2">  <text:span text:style-name="T6">}</text:span></text:p>
      <text:p text:style-name="P2">  <text:span text:style-name="T10">afficherTetrimino</text:span><text:span text:style-name="T6">(posX, posY);</text:span></text:p>
      <text:p text:style-name="P4"/>
      <text:p text:style-name="P2">  <text:span text:style-name="T10">setTimeout</text:span><text:span text:style-name="T6">(gameLoop, </text:span><text:span text:style-name="T8">1000</text:span><text:span text:style-name="T6">); </text:span><text:span text:style-name="T15">// Intervalle de 1 seconde</text:span></text:p>
      <text:p text:style-name="P1">}</text:p>
      <text:p text:style-name="P4"/>
      <text:p text:style-name="P3">// Démarre la boucle de jeu</text:p>
      <text:p text:style-name="P1"><text:span text:style-name="T9">gameLoop</text:span>();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08T14:14:45.522000000</meta:creation-date>
    <dc:date>2025-01-08T14:15:17.483000000</dc:date>
    <meta:editing-duration>PT32S</meta:editing-duration>
    <meta:editing-cycles>1</meta:editing-cycles>
    <meta:document-statistic meta:table-count="0" meta:image-count="0" meta:object-count="0" meta:page-count="4" meta:paragraph-count="204" meta:word-count="651" meta:character-count="4053" meta:non-whitespace-character-count="2873"/>
    <meta:generator>LibreOffice/7.1.4.2$Windows_X86_64 LibreOffice_project/a529a4fab45b75fefc5b6226684193eb000654f6</meta:generator>
  </office:meta>
</office:document-meta>
</file>